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96ed" officeooo:paragraph-rsid="001c96ed"/>
    </style:style>
    <style:style style:name="P2" style:family="paragraph" style:parent-style-name="Standard">
      <style:text-properties officeooo:rsid="001e78d7"/>
    </style:style>
    <style:style style:name="P3" style:family="paragraph" style:parent-style-name="Standard">
      <style:text-properties officeooo:rsid="002ea292" officeooo:paragraph-rsid="002ea29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2ea292" officeooo:paragraph-rsid="002ea292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officeooo:rsid="002ea292" officeooo:paragraph-rsid="002ea292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officeooo:rsid="00304850" officeooo:paragraph-rsid="00304850"/>
    </style:style>
    <style:style style:name="P7" style:family="paragraph" style:parent-style-name="Standard">
      <style:text-properties officeooo:rsid="0030c9ad" officeooo:paragraph-rsid="0030c9ad"/>
    </style:style>
    <style:style style:name="P8" style:family="paragraph" style:parent-style-name="Standard">
      <style:text-properties officeooo:rsid="00327d9e" officeooo:paragraph-rsid="00327d9e"/>
    </style:style>
    <style:style style:name="T1" style:family="text">
      <style:text-properties officeooo:rsid="0033f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fault Parameter settings</text:p>
      <text:p text:style-name="P2"/>
      <text:p text:style-name="P3">Constant disturbance force</text:p>
      <text:p text:style-name="P4">x: 10 [N]</text:p>
      <text:p text:style-name="P4">y: 0</text:p>
      <text:p text:style-name="P4">z: 0</text:p>
      <text:p text:style-name="P3"/>
      <text:p text:style-name="P3">Input disturbance force</text:p>
      <text:p text:style-name="P4">x: trapezoid</text:p>
      <text:p text:style-name="P5">nPeriod: 1</text:p>
      <text:p text:style-name="P6">period: 10</text:p>
      <text:p text:style-name="P5">offset: 0</text:p>
      <text:p text:style-name="P5">amp: 50</text:p>
      <text:p text:style-name="P5">rising: 0.001, width: 0.0<text:span text:style-name="T1">2</text:span> , falling: 0.001</text:p>
      <text:p text:style-name="P2"/>
      <text:p text:style-name="P8">P gain: 30</text:p>
      <text:p text:style-name="P8">I gain: 40</text:p>
      <text:p text:style-name="P8">D gain: 1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3T17:14:11.801000000</meta:creation-date>
    <dc:date>2023-12-19T06:58:19.137000000</dc:date>
    <meta:editing-duration>P1DT2H12M26S</meta:editing-duration>
    <meta:editing-cycles>2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5" meta:word-count="42" meta:character-count="212" meta:non-whitespace-character-count="185"/>
  </office:meta>
</office:document-meta>
</file>